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3">
      <style:paragraph-properties fo:margin-top="0in" fo:margin-bottom="0in" style:contextual-spacing="false"/>
      <style:text-properties officeooo:paragraph-rsid="00182003"/>
    </style:style>
    <style:style style:name="P8" style:family="paragraph" style:parent-style-name="Text_20_body" style:list-style-name="L3">
      <style:text-properties officeooo:paragraph-rsid="00182003"/>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Standard">
      <style:paragraph-properties fo:margin-left="0.4925in" fo:text-indent="0in" style:auto-text-indent="false"/>
    </style:style>
    <style:style style:name="P16" style:family="paragraph" style:parent-style-name="Text_20_body">
      <style:paragraph-properties fo:margin-left="0in" fo:text-indent="0in" style:auto-text-indent="false"/>
    </style:style>
    <style:style style:name="P17" style:family="paragraph" style:parent-style-name="Text_20_body" style:list-style-name="L7"/>
    <style:style style:name="P18" style:family="paragraph" style:parent-style-name="Text_20_body" style:list-style-name="L7">
      <style:paragraph-properties fo:margin-left="0in" fo:margin-right="0in" fo:margin-top="0in" fo:margin-bottom="0in" style:contextual-spacing="false" fo:text-indent="0in" style:auto-text-indent="false"/>
    </style:style>
    <style:style style:name="P19" style:family="paragraph" style:parent-style-name="Text_20_body" style:list-style-name="L7">
      <style:paragraph-properties fo:margin-top="0in" fo:margin-bottom="0in" style:contextual-spacing="false"/>
    </style:style>
    <style:style style:name="P20" style:family="paragraph" style:parent-style-name="Preformatted_20_Text">
      <style:paragraph-properties fo:margin-left="0in" fo:margin-right="0in" fo:text-indent="0in" style:auto-text-indent="false"/>
    </style:style>
    <style:style style:name="P21" style:family="paragraph" style:parent-style-name="Preformatted_20_Text">
      <style:paragraph-properties fo:margin-top="0in" fo:margin-bottom="0.1965in" style:contextual-spacing="false"/>
    </style:style>
    <style:style style:name="P22" style:family="paragraph" style:parent-style-name="Standard">
      <style:paragraph-properties fo:margin-left="0in" fo:text-indent="0in" style:auto-text-indent="false"/>
      <style:text-properties fo:font-weight="bold" style:font-weight-asian="bold" style:font-weight-complex="bold"/>
    </style:style>
    <style:style style:name="P23" style:family="paragraph" style:parent-style-name="Text_20_body">
      <style:paragraph-properties fo:margin-left="0in" fo:text-indent="0in" style:auto-text-indent="false"/>
      <style:text-properties fo:font-weight="bold" style:font-weight-asian="bold" style:font-weight-complex="bold"/>
    </style:style>
    <style:style style:name="P24" style:family="paragraph" style:parent-style-name="Text_20_body" style:list-style-name="L8"/>
    <style:style style:name="P25" style:family="paragraph" style:parent-style-name="Text_20_body" style:list-style-name="L9">
      <style:paragraph-properties fo:margin-top="0in" fo:margin-bottom="0in" style:contextual-spacing="false"/>
    </style:style>
    <style:style style:name="P26" style:family="paragraph" style:parent-style-name="Text_20_body" style:list-style-name="L9"/>
    <style:style style:name="P2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28" style:family="paragraph" style:parent-style-name="Text_20_body" style:list-style-name="L10">
      <style:paragraph-properties fo:margin-top="0in" fo:margin-bottom="0in" style:contextual-spacing="false"/>
    </style:style>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1">
      <style:paragraph-properties fo:margin-top="0in" fo:margin-bottom="0in" style:contextual-spacing="false"/>
    </style:style>
    <style:style style:name="P32" style:family="paragraph" style:parent-style-name="Text_20_body">
      <style:paragraph-properties fo:margin-top="0in" fo:margin-bottom="0in" style:contextual-spacing="false"/>
    </style:style>
    <style:style style:name="P33" style:family="paragraph" style:parent-style-name="Text_20_body">
      <style:paragraph-properties fo:margin-left="0in" fo:margin-right="0in" fo:text-indent="0in" style:auto-text-indent="false"/>
    </style:style>
    <style:style style:name="P34" style:family="paragraph" style:parent-style-name="Standard">
      <style:paragraph-properties fo:margin-left="0in" fo:text-indent="0in" style:auto-text-indent="false"/>
      <style:text-properties fo:font-weight="normal" style:font-weight-asian="normal" style:font-weight-complex="normal"/>
    </style:style>
    <style:style style:name="T1" style:family="text">
      <style:text-properties officeooo:rsid="001b5a12"/>
    </style:style>
    <style:style style:name="T2" style:family="text">
      <style:text-properties officeooo:rsid="00182003"/>
    </style:style>
    <style:style style:name="T3" style:family="text">
      <style:text-properties officeooo:rsid="0019dff4"/>
    </style:style>
    <style:style style:name="T4" style:family="text">
      <style:text-properties officeooo:rsid="001fb9a7"/>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Sect1"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1. Maximum of Three:</text:span></text:p>
      <text:list text:style-name="L1">
        <text:list-item>
          <text:p text:style-name="P1"><text:span text:style-name="Strong_20_Emphasis">Problem:</text:span> Write a program that takes three integers as input and prints the largest of the three.</text:p>
        </text:list-item>
        <text:list-item>
          <text:p text:style-name="P1"><text:span text:style-name="Strong_20_Emphasis">Example:</text:span></text:p>
          <text:list>
            <text:list-item>
              <text:p text:style-name="P2">Input: 5, 12, 3 </text:p>
            </text:list-item>
            <text:list-item>
              <text:p text:style-name="P2">Output: 12 </text:p>
            </text:list-item>
          </text:list>
        </text:list-item>
        <text:list-item>
          <text:p text:style-name="P1"><text:span text:style-name="Strong_20_Emphasis">Hint:</text:span> Use <text:span text:style-name="Source_20_Text">if</text:span>, <text:span text:style-name="Source_20_Text">elif</text:span>, and <text:span text:style-name="Source_20_Text">else</text:span> to compare the numbers. You might need to use the <text:span text:style-name="Source_20_Text">and</text:span> operator.</text:p>
        </text:list-item>
      </text:list>
      <text:p text:style-name="Text_20_body"><text:span text:style-name="Strong_20_Emphasis">2. Triangle Type:</text:span></text:p>
      <text:list text:style-name="L2">
        <text:list-item>
          <text:p text:style-name="P3"><text:span text:style-name="Strong_20_Emphasis">Problem:</text:span> Write a program that takes three side lengths of a triangle as input. Determine if the triangle is equilateral (all sides equal), isosceles (two sides equal), or scalene (no sides equal).</text:p>
        </text:list-item>
        <text:list-item>
          <text:p text:style-name="P3"><text:span text:style-name="Strong_20_Emphasis">Example:</text:span></text:p>
          <text:list>
            <text:list-item>
              <text:p text:style-name="P4">Input: 5, 5, 5 </text:p>
            </text:list-item>
            <text:list-item>
              <text:p text:style-name="P4">Output: Equilateral </text:p>
            </text:list-item>
          </text:list>
        </text:list-item>
        <text:list-item>
          <text:p text:style-name="P3"><text:span text:style-name="Strong_20_Emphasis">Hint:</text:span> Use <text:span text:style-name="Source_20_Text">if</text:span>, <text:span text:style-name="Source_20_Text">elif</text:span>, and <text:span text:style-name="Source_20_Text">else</text:span> to compare the side lengths.</text:p>
        </text:list-item>
      </text:list>
      <text:p text:style-name="Text_20_body"><text:span text:style-name="Strong_20_Emphasis">3. Quadrant Finder:</text:span></text:p>
      <text:list text:style-name="L3">
        <text:list-item>
          <text:p text:style-name="P5"><text:span text:style-name="Strong_20_Emphasis">Problem:</text:span> Write a program that takes the x and y coordinates of a point as input. Print the quadrant in which the point lies (I, II, III, or IV). Assume the point will not lie on an axis.</text:p>
        </text:list-item>
        <text:list-item>
          <text:p text:style-name="P5"><text:span text:style-name="Strong_20_Emphasis">Example:</text:span></text:p>
          <text:list>
            <text:list-item>
              <text:p text:style-name="P6">Input: x = 2, y = -3 </text:p>
            </text:list-item>
            <text:list-item>
              <text:p text:style-name="P6">Output: IV <text:span text:style-name="T1">(fourth quadrant)</text:span> </text:p>
            </text:list-item>
          </text:list>
        </text:list-item>
        <text:list-item>
          <text:p text:style-name="P5"><text:span text:style-name="Strong_20_Emphasis">Hint:</text:span> Remember the signs of x and y in each quadrant:</text:p>
          <text:list>
            <text:list-item>
              <text:p text:style-name="P6">I <text:span text:style-name="T2">(first quadrant)</text:span>: x &gt; 0, y &gt; 0 <text:s text:c="3"/></text:p>
            </text:list-item>
            <text:list-item>
              <text:p text:style-name="P7">II <text:span text:style-name="T2">(</text:span><text:span text:style-name="T3">second</text:span><text:span text:style-name="T2"> quadrant)</text:span>: x &lt; 0, y &gt; 0 </text:p>
            </text:list-item>
            <text:list-item>
              <text:p text:style-name="P7">III <text:span text:style-name="T2">(</text:span><text:span text:style-name="T3">third</text:span><text:span text:style-name="T2"> quadrant)</text:span>: x &lt; 0, y &lt; 0 </text:p>
            </text:list-item>
            <text:list-item>
              <text:p text:style-name="P8">IV <text:span text:style-name="T2">(</text:span><text:span text:style-name="T3">fourth</text:span><text:span text:style-name="T2"> quadrant)</text:span>: x &gt; 0, y &lt; 0 </text:p>
            </text:list-item>
          </text:list>
        </text:list-item>
      </text:list>
      <text:p text:style-name="Text_20_body"><text:span text:style-name="Strong_20_Emphasis">4. Change Calculator:</text:span></text:p>
      <text:list text:style-name="L4">
        <text:list-item>
          <text:p text:style-name="P9"><text:span text:style-name="Strong_20_Emphasis">Problem:</text:span> Write a program that calculates the minimum number of coins needed to make change for a given amount in cents (under 100 cents). Use quarters (25 cents), dimes (10 cents), nickels (5 cents), and pennies (1 cent).</text:p>
        </text:list-item>
        <text:list-item>
          <text:p text:style-name="P9"><text:span text:style-name="Strong_20_Emphasis">Example:</text:span></text:p>
          <text:list>
            <text:list-item>
              <text:p text:style-name="P10">Input: 68 cents </text:p>
            </text:list-item>
            <text:list-item>
              <text:p text:style-name="P10">Output: 2 quarters, 1 dime, 1 nickel, 3 pennies </text:p>
            </text:list-item>
          </text:list>
        </text:list-item>
        <text:list-item>
          <text:p text:style-name="P9"><text:span text:style-name="Strong_20_Emphasis">Hint:</text:span> Use integer division (<text:span text:style-name="Source_20_Text">//</text:span>) and the modulo operator (<text:span text:style-name="Source_20_Text">%</text:span>) to find the number of each coin.</text:p>
        </text:list-item>
      </text:list>
      <text:p text:style-name="Text_20_body"><text:span text:style-name="Strong_20_Emphasis">5. Weekday Calculator:</text:span></text:p>
      <text:list text:style-name="L5">
        <text:list-item>
          <text:p text:style-name="P11"><text:soft-page-break/><text:span text:style-name="Strong_20_Emphasis">Problem:</text:span> Write a program that takes a number from 1 to 7 as input, representing the days of the week (1 for Monday, 2 for Tuesday, etc.). Print the corresponding day's name.</text:p>
        </text:list-item>
        <text:list-item>
          <text:p text:style-name="P11"><text:span text:style-name="Strong_20_Emphasis">Example:</text:span></text:p>
          <text:list>
            <text:list-item>
              <text:p text:style-name="P12">Input: 4 </text:p>
            </text:list-item>
            <text:list-item>
              <text:p text:style-name="P12">Output: Thursday </text:p>
            </text:list-item>
          </text:list>
        </text:list-item>
        <text:list-item>
          <text:p text:style-name="P11"><text:span text:style-name="Strong_20_Emphasis">Hint:</text:span> Use <text:span text:style-name="Source_20_Text">if</text:span>, <text:span text:style-name="Source_20_Text">elif</text:span>, and <text:span text:style-name="Source_20_Text">else</text:span> to match the number to the day.</text:p>
        </text:list-item>
      </text:list>
      <text:p text:style-name="Text_20_body">These exercises focus on applying conditional statements to basic mathematical concepts. They encourage problem-solving and logical thinking using Python.</text:p>
      <text:p text:style-name="Standard"/>
      <text:p text:style-name="Standard"/>
      <text:p text:style-name="Standard">---------------------------------</text:p>
      <text:p text:style-name="Standard"/>
      <text:p text:style-name="Text_20_body"><text:span text:style-name="Strong_20_Emphasis"><text:span text:style-name="T4">4. </text:span></text:span><text:span text:style-name="Strong_20_Emphasis">Change Calculator:</text:span></text:p>
      <text:list text:style-name="L6">
        <text:list-item>
          <text:p text:style-name="P13"><text:span text:style-name="Strong_20_Emphasis">Problem:</text:span> Write a program that calculates the minimum number of coins needed to make change for a given amount in cents (under 100 cents). Use quarters (25 cents), dimes (10 cents), nickels (5 cents), and pennies (1 cent).</text:p>
        </text:list-item>
        <text:list-item>
          <text:p text:style-name="P13"><text:span text:style-name="Strong_20_Emphasis">Example:</text:span></text:p>
          <text:list>
            <text:list-item>
              <text:p text:style-name="P14">Input: 68 cents </text:p>
            </text:list-item>
            <text:list-item>
              <text:p text:style-name="P14">Output: 2 quarters, 1 dime, 1 nickel, 3 pennies </text:p>
            </text:list-item>
          </text:list>
        </text:list-item>
        <text:list-item>
          <text:p text:style-name="P13"><text:span text:style-name="Strong_20_Emphasis">Hint:</text:span> Use integer division (<text:span text:style-name="Source_20_Text">//</text:span>) and the modulo operator (<text:span text:style-name="Source_20_Text">%</text:span>) to find the number of each coin.</text:p>
        </text:list-item>
      </text:list>
      <text:p text:style-name="Standard"><text:span text:style-name="T5">Give the solution for problem number 4</text:span> </text:p>
      <text:p text:style-name="Standard"><text:tab/>amount = int(input("Enter the amount in cents (under 100): "))</text:p>
      <text:p text:style-name="P15"/>
      <text:p text:style-name="P15">quarters = amount // 25</text:p>
      <text:p text:style-name="P15">amount = amount % 25</text:p>
      <text:p text:style-name="P15"/>
      <text:p text:style-name="P15">dimes = amount // 10</text:p>
      <text:p text:style-name="P15">amount = amount % 10</text:p>
      <text:p text:style-name="P15"/>
      <text:p text:style-name="P15">nickels = amount // 5</text:p>
      <text:p text:style-name="P15">amount = amount % 5</text:p>
      <text:p text:style-name="P15"/>
      <text:p text:style-name="P15">pennies = amount</text:p>
      <text:p text:style-name="P15"/>
      <text:p text:style-name="P15">print("Change:")</text:p>
      <text:p text:style-name="P15">print("Quarters:", quarters)</text:p>
      <text:p text:style-name="P15">print("Dimes:", dimes)</text:p>
      <text:p text:style-name="P15">print("Nickels:", nickels)</text:p>
      <text:p text:style-name="P15">print("Pennies:", pennies)</text:p>
      <text:p text:style-name="P15"/>
      <text:p text:style-name="P16"><text:span text:style-name="Strong_20_Emphasis">Explanation:</text:span></text:p>
      <text:list text:style-name="L7">
        <text:list-item>
          <text:p text:style-name="P17"><text:soft-page-break/><text:span text:style-name="Strong_20_Emphasis">Input:</text:span> The program first takes the amount in cents as input from the user and stores it in the <text:span text:style-name="Source_20_Text">amount</text:span> variable.</text:p>
        </text:list-item>
        <text:list-item>
          <text:p text:style-name="P17"><text:span text:style-name="Strong_20_Emphasis">Calculating Quarters:</text:span></text:p>
          <text:list>
            <text:list-item>
              <text:p text:style-name="P18"><text:span text:style-name="Source_20_Text">quarters = amount // 25</text:span>: This line uses integer division (<text:span text:style-name="Source_20_Text">//</text:span>) to find the maximum number of quarters that can fit into the given amount. Integer division gives the whole number result of the division, discarding any remainder.   </text:p>
            </text:list-item>
            <text:list-item>
              <text:p text:style-name="P19"><text:span text:style-name="Source_20_Text">amount = amount % 25</text:span>: This line updates the <text:span text:style-name="Source_20_Text">amount</text:span> variable by calculating the remainder after dividing by 25 (using the modulo operator <text:span text:style-name="Source_20_Text">%</text:span>). This remainder represents the amount left after using as many quarters as possible. </text:p>
            </text:list-item>
          </text:list>
        </text:list-item>
        <text:list-item>
          <text:p text:style-name="P17"><text:span text:style-name="Strong_20_Emphasis">Calculating Dimes, Nickels, and Pennies:</text:span> The program repeats the same process as above to calculate the number of dimes, nickels, and pennies, updating the <text:span text:style-name="Source_20_Text">amount</text:span> each time to reflect the remaining amount.</text:p>
        </text:list-item>
        <text:list-item>
          <text:p text:style-name="P17"><text:span text:style-name="Strong_20_Emphasis">Output:</text:span> Finally, the program prints the calculated number of each coin.</text:p>
        </text:list-item>
      </text:list>
      <text:p text:style-name="Text_20_body"><text:span text:style-name="Strong_20_Emphasis">Example Run:</text:span></text:p>
      <text:p text:style-name="Text_20_body">If the user enters 68 cents, the output will be:</text:p>
      <text:p text:style-name="P20"><text:span text:style-name="Source_20_Text">Change:</text:span></text:p>
      <text:p text:style-name="Preformatted_20_Text"><text:span text:style-name="Source_20_Text">Quarters: 2</text:span></text:p>
      <text:p text:style-name="Preformatted_20_Text"><text:span text:style-name="Source_20_Text">Dimes: 1</text:span></text:p>
      <text:p text:style-name="Preformatted_20_Text"><text:span text:style-name="Source_20_Text">Nickels: 1</text:span></text:p>
      <text:p text:style-name="P21"><text:span text:style-name="Source_20_Text">Pennies: 3</text:span></text:p>
      <text:p text:style-name="P22">Does this logic always work or can it fail for some cases? </text:p>
      <text:p text:style-name="P22"/>
      <text:p text:style-name="P23"><text:span text:style-name="T6">You're right to be curious about whether the logic always works! The good news is that </text:span><text:span text:style-name="Strong_20_Emphasis"><text:span text:style-name="T6">yes, this logic will always work for any amount in cents under 100</text:span></text:span><text:span text:style-name="T6">.</text:span></text:p>
      <text:p text:style-name="Text_20_body">Here's why:</text:p>
      <text:list text:style-name="L8">
        <text:list-item>
          <text:p text:style-name="P24"><text:span text:style-name="Strong_20_Emphasis">Greedy Approach:</text:span> The algorithm uses a "greedy" approach. This means it always tries to use the largest possible coin denomination first (quarters, then dimes, then nickels, then pennies).</text:p>
        </text:list-item>
        <text:list-item>
          <text:p text:style-name="P24"><text:span text:style-name="Strong_20_Emphasis">US Currency System:</text:span> The denominations in the US currency system (25, 10, 5, 1) are designed in a way that this greedy approach guarantees the minimum number of coins. There's no situation where it would be better to use more smaller coins instead of fewer larger coins.</text:p>
        </text:list-item>
      </text:list>
      <text:p text:style-name="Text_20_body"><text:span text:style-name="Strong_20_Emphasis">Let's test it with an edge case:</text:span></text:p>
      <text:p text:style-name="Text_20_body">Imagine the amount is 41 cents.</text:p>
      <text:list text:style-name="L9">
        <text:list-item>
          <text:p text:style-name="P25">The algorithm would first use 1 quarter (25 cents), leaving 16 cents. </text:p>
        </text:list-item>
        <text:list-item>
          <text:p text:style-name="P25">Then it would use 1 dime (10 cents), leaving 6 cents. </text:p>
        </text:list-item>
        <text:list-item>
          <text:p text:style-name="P25">Then it would use 1 nickel (5 cents), leaving 1 cent. </text:p>
        </text:list-item>
        <text:list-item>
          <text:p text:style-name="P26">Finally, it would use 1 penny. </text:p>
        </text:list-item>
      </text:list>
      <text:p text:style-name="Text_20_body">This results in 1 quarter, 1 dime, 1 nickel, and 1 penny – the minimum number of coins possible.</text:p>
      <text:p text:style-name="Text_20_body"><text:soft-page-break/><text:span text:style-name="Strong_20_Emphasis">In Summary:</text:span> The combination of the greedy approach and the structure of the US currency system ensures that this logic will always find the optimal solution for making change with the minimum number of coins.</text:p>
      <text:p text:style-name="P22"/>
      <text:p text:style-name="P22">Can you give an example with a different set of coin denominations from the US system, where this greedy approach fails </text:p>
      <text:p text:style-name="P22"/>
      <text:p text:style-name="P27">You're thinking critically about how this algorithm works, and that's excellent! You're right, the greedy approach doesn't <text:span text:style-name="Emphasis">always</text:span> guarantee the optimal solution with different coin systems. Here's an example:   </text:p>
      <text:section text:style-name="Sect1" text:name="model-response-message-contentr_ad336b0ede72862b">
        <text:p text:style-name="Text_20_body"><text:span text:style-name="Strong_20_Emphasis">Coin System:</text:span> Imagine a currency with these denominations:</text:p>
        <text:list text:style-name="L10">
          <text:list-item>
            <text:p text:style-name="P28">12-cent coin </text:p>
          </text:list-item>
          <text:list-item>
            <text:p text:style-name="P28">5-cent coin </text:p>
          </text:list-item>
          <text:list-item>
            <text:p text:style-name="P29">1-cent coin </text:p>
          </text:list-item>
        </text:list>
        <text:p text:style-name="Text_20_body"><text:span text:style-name="Strong_20_Emphasis">Scenario:</text:span> Let's say you need to make change for 15 cents.</text:p>
        <text:list text:style-name="L11">
          <text:list-item>
            <text:p text:style-name="P30"><text:span text:style-name="Strong_20_Emphasis">Greedy Approach:</text:span></text:p>
            <text:list>
              <text:list-item>
                <text:p text:style-name="P31">The greedy approach would first use one 12-cent coin, leaving 3 cents to be paid with 3 one-cent coins. This results in a total of <text:span text:style-name="Strong_20_Emphasis">4 coins</text:span>. </text:p>
              </text:list-item>
            </text:list>
          </text:list-item>
          <text:list-item>
            <text:p text:style-name="P30"><text:span text:style-name="Strong_20_Emphasis">Optimal Solution:</text:span></text:p>
            <text:list>
              <text:list-item>
                <text:p text:style-name="P30">The optimal solution would be to use three 5-cent coins, resulting in a total of <text:span text:style-name="Strong_20_Emphasis">3 coins</text:span>. </text:p>
              </text:list-item>
            </text:list>
          </text:list-item>
        </text:list>
        <text:p text:style-name="Text_20_body"><text:span text:style-name="Strong_20_Emphasis">Why the Greedy Approach Fails Here:</text:span></text:p>
        <text:p text:style-name="Text_20_body">The greedy approach fails because it prioritizes the largest coin (12-cent coin) without considering the overall optimal combination. In this case, using the smaller 5-cent coins multiple times is more efficient.</text:p>
        <text:p text:style-name="Text_20_body"><text:span text:style-name="Strong_20_Emphasis">Key Takeaway:</text:span></text:p>
        <text:p text:style-name="P32">The success of the greedy approach depends on the specific set of coin denominations. It works for the US system due to the relationship between the denominations, but it's not a universally optimal solution for all coin systems.</text:p>
        <text:p text:style-name="P33">  </text:p>
      </text:section>
      <text:p text:style-name="Standard"/>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1-28T11:52:56.911000000</dc:date>
    <meta:editing-duration>PT1H11M42S</meta:editing-duration>
    <meta:editing-cycles>10</meta:editing-cycles>
    <meta:generator>LibreOffice/24.8.0.3$Windows_X86_64 LibreOffice_project/0bdf1299c94fe897b119f97f3c613e9dca6be583</meta:generator>
    <meta:document-statistic meta:table-count="0" meta:image-count="0" meta:object-count="0" meta:page-count="4" meta:paragraph-count="99" meta:word-count="1113" meta:character-count="6189" meta:non-whitespace-character-count="5185"/>
  </office:meta>
</office:document-meta>
</file>